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&lt;font color="#409840"&gt;_\|/_ GRASS 6.4.0 _\|/_&lt;/font&gt;&lt;/h1&gt;</text:p>
      <text:p text:style-name="P1">&lt;h2&gt;About&lt;/h2&gt;</text:p>
      <text:p text:style-name="P1">&lt;p&gt;</text:p>
      <text:p text:style-name="P1"> <text:s/>&lt;a href="http://grass.osgeo.org"&gt;GRASS&lt;/a&gt; (Geographic Resources Analysis</text:p>
      <text:p text:style-name="P1"> <text:s/>Support System) is a raster/vector GIS, image processing system, and graphics</text:p>
      <text:p text:style-name="P1"> <text:s/>production system. GRASS contains over 400 programs and tools to render maps</text:p>
      <text:p text:style-name="P1"> <text:s/>and images on monitor and paper; manipulate raster, vector, and sites data;</text:p>
      <text:p text:style-name="P1"> <text:s/>process multi-spectral image data; and create, manage, and store spatial data.</text:p>
      <text:p text:style-name="P1"> <text:s/>GRASS uses both an intuitive graphical interface as well as command line syntax</text:p>
      <text:p text:style-name="P1"> <text:s/>for ease of operations. GRASS can interface with commercial printers,</text:p>
      <text:p text:style-name="P1"> <text:s/>plotters, digitizers, and databases to develop new data as well as manage</text:p>
      <text:p text:style-name="P1"> <text:s/>existing data.&lt;/p&gt;</text:p>
      <text:p text:style-name="Normal"/>
      <text:p text:style-name="P1">&lt;h4&gt;Homepage&lt;/h4&gt;</text:p>
      <text:p text:style-name="P1"> &lt;a href="http://grass.osgeo.org"&gt;http://grass.osgeo.org&lt;/a&gt;</text:p>
      <text:p text:style-name="Normal"/>
      <text:p text:style-name="P1">&lt;h4&gt;License&lt;/h4&gt;</text:p>
      <text:p text:style-name="P1"> GNU General Public License (GPL) version 2</text:p>
      <text:p text:style-name="Normal"/>
      <text:p text:style-name="P1">&lt;h2&gt;Running&lt;/h2&gt;</text:p>
      <text:p text:style-name="P1"> <text:s/>&lt;p&gt;To run GRASS on the Live DVD, click on the GRASS link on the desktop.</text:p>
      <text:p text:style-name="P1"> <text:s/>From the "Welcome to GRASS" window select either the Spearfish or North</text:p>
      <text:p text:style-name="P1"> <text:s/>Carolina (nc_spm_08) dataset for the location, and "user1" for the mapset,</text:p>
      <text:p text:style-name="P1"> <text:s/>then click on [Start Grass].</text:p>
      <text:p text:style-name="Normal"> <text:s/></text:p>
      <text:p text:style-name="P1"> <text:s/>&lt;p&gt;This will launch GRASS with our brand new GUI written in wxPython. At</text:p>
      <text:p text:style-name="P1"> <text:s/>the time of writing we have gotten just about all of the kinks out of</text:p>
      <text:p text:style-name="P1"> <text:s/>it and are nearly ready to call it (and GRASS 6.4.0) complete. The old</text:p>
      <text:p text:style-name="P1"> <text:s/>Tcl/Tk GUI is still available if you prefer to use that; you can start</text:p>
      <text:p text:style-name="P1"> <text:s/>it by typing &lt;em&gt;g.gui --ui&lt;/em&gt; on the command line.</text:p>
      <text:p text:style-name="Normal"/>
      <text:p text:style-name="P1"> &lt;h3&gt;Displaying maps&lt;/h3&gt;</text:p>
      <text:p text:style-name="P1"> <text:s/>&lt;p&gt;Once inside add a raster map layer such as "elevation" from the PERMANENT</text:p>
      <text:p text:style-name="P1"> <text:s/>mapset. To do this go into the GIS Layer Manager window and click on the</text:p>
      <text:p text:style-name="P1"> <text:s/>checkerboard toolbar button with a "+" on it. Then select the map name</text:p>
      <text:p text:style-name="P1"> <text:s/>you want from the "&lt;em&gt;map to be displayed&lt;/em&gt;" pull-down list, and</text:p>
      <text:p text:style-name="P1"> <text:s/>click [Ok].</text:p>
      <text:p text:style-name="Normal"/>
      <text:p text:style-name="P1"> <text:s/>&lt;p&gt;In a similar fashion add the "roads" vector layer from the PERMANENT</text:p>
      <text:p text:style-name="P1"> <text:s/>mapset by clicking on the toolbar button with a "+" and a bent poly-line</text:p>
      <text:p text:style-name="P1"> <text:s/>which looks a bit like a "V".</text:p>
      <text:p text:style-name="Normal"/>
      <text:p text:style-name="P1"> <text:s/>&lt;p&gt;Over in the Map Display window toolbar click on the eyeball button to</text:p>
      <text:p text:style-name="P1"> <text:s/>render the view.&lt;BR&gt;</text:p>
      <text:p text:style-name="P1"> <text:s/>You should now see the maps displayed.</text:p>
      <text:p text:style-name="Normal"/>
      <text:p text:style-name="P1"> &lt;h3&gt;Plot an elevation profile&lt;/h3&gt;</text:p>
      <text:p text:style-name="P1"> <text:s/>&lt;p&gt;Back in the GIS Layer Manager window click on the elevation raster</text:p>
      <text:p text:style-name="P1"> <text:s/>map name to select it. Then in the Map Display window, to the right of the</text:p>
      <text:p text:style-name="P1"> <text:s/>zooming buttons on the Map Display toolbar is an icon with a line graph</text:p>
      <text:p text:style-name="P1"> <text:s/>and checkerboard on it. Click on that and select &lt;tt&gt;Profile Surface Map&lt;/tt&gt;.</text:p>
      <text:p text:style-name="P1"> <text:s/>If it isn't automatically listed again pick an elevation map as the raster</text:p>
      <text:p text:style-name="P1"> <text:s/>layer and press [Ok]. The second button in from the left allows you to</text:p>
      <text:p text:style-name="P1"> <text:s/>set out the profile line, click it then mark out a few points on the Map</text:p>
      <text:p text:style-name="P1"> <text:s/>Display canvas. When done go back to the Profile window and click on the</text:p>
      <text:p text:style-name="P1"> <text:s/>eyeball button to create the plot. Click on the I/O button of the far</text:p>
      <text:p text:style-name="P1"> <text:s/>right to close the profile window.</text:p>
      <text:p text:style-name="Normal"/>
      <text:p text:style-name="P1"> &lt;h3&gt;Create a random surface&lt;/h3&gt;</text:p>
      <text:p text:style-name="P1"> <text:s/>&lt;p&gt;Now let's create a new map. Select &lt;tt&gt;Raster &amp;rarr; Generate </text:p>
      <text:p text:style-name="P1"> <text:s/>surfaces &amp;rarr; Fractal surface&lt;/tt&gt; from the menu (near the bottom);</text:p>
      <text:p text:style-name="P1"> <text:s/>give your new map a name; adjust any options you like in the Options</text:p>
      <text:p text:style-name="P1"> <text:s/>tab (the defaults are fine); and click [Run]. You can then [Close] the</text:p>
      <text:p text:style-name="P1"> <text:s/>&lt;em&gt;r.surf.fractal&lt;/em&gt; module's dialog window.</text:p>
      <text:p text:style-name="Normal"/>
      <text:p text:style-name="P1"> <text:s/>&lt;h3&gt;Adjust colors&lt;/h3&gt;</text:p>
      <text:p text:style-name="P1"> <text:s/>&lt;p&gt;Now add your new raster layer to the layer list as you did before with</text:p>
      <text:p text:style-name="P1"> <text:s/>the elevation raster map, except this time it will be in your "user1"</text:p>
      <text:p text:style-name="P1"> <text:s/>working mapset. You might un-tick the elevation layer check-box</text:p>
      <text:p text:style-name="P1"> <text:s/>now so that the two don't draw over the top of each other. Click on the</text:p>
      <text:p text:style-name="P1"> <text:s/>eyeball to view your new map.</text:p>
      <text:p text:style-name="P1"> <text:s/>&lt;p&gt;The colors might not be as you'd like so let's change them. In the</text:p>
      <text:p text:style-name="P1"> <text:s/>&lt;tt&gt;Raster&lt;/tt&gt; menu select &lt;tt&gt;Manage colors &amp;rarr; Color Tables&lt;/tt&gt;.</text:p>
      <text:p text:style-name="P1"> <text:s/>In the "Colors" tab click on the pull-down list for the "Type of color</text:p>
      <text:p text:style-name="P1"> <text:s/>table" option, and pick one from the list. "srtm" is a nice choice. Once</text:p>
      <text:p text:style-name="P1"> <text:s/>done click the [Run] button and close the &lt;em&gt;r.colors&lt;/em&gt; dialog window.</text:p>
      <text:p text:style-name="Normal"/>
      <text:p text:style-name="P1"> <text:s/>&lt;p&gt;Because you have altered the map's metadata, this time to re-render it</text:p>
      <text:p text:style-name="P1"> <text:s/>you will have to fully flush the display cache. So click on the little</text:p>
      <text:p text:style-name="P1"> <text:s/>refresh button next to the eyeball button to re-render all layers and you</text:p>
      <text:p text:style-name="P1"> <text:s/>should see your map with its new colors.</text:p>
      <text:p text:style-name="Normal"> <text:s/></text:p>
      <text:p text:style-name="P1"> &lt;h3&gt;Create a shaded relief map&lt;/h3&gt;</text:p>
      <text:p text:style-name="P1"> <text:s/>&lt;p&gt;Next we'll create a shaded relief map of the elevation layer we saw</text:p>
      <text:p text:style-name="P1"> <text:s/>earlier. Start by selecting the elevation @PERMANENT map from before</text:p>
      <text:p text:style-name="P1"> <text:s/>by clicking on its name. In the &lt;tt&gt;Raster&lt;/tt&gt; menu select &lt;tt&gt;Terrain</text:p>
      <text:p text:style-name="P1"> <text:s/>analysis &amp;rarr; Shaded relief&lt;/tt&gt; (Terrain analysis is about half way</text:p>
      <text:p text:style-name="P1"> <text:s/>down), and the module control dialog will appear. With the elevation</text:p>
      <text:p text:style-name="P1"> <text:s/>map name selected as the input map click [Run]. Now add the new</text:p>
      <text:p text:style-name="P1"> <text:s/>elevation.shade @user1 map into your layer list and un-tick the other</text:p>
      <text:p text:style-name="P1"> <text:s/>raster layers, then click the eyeball to re-render. (If you get sick of</text:p>
      <text:p text:style-name="P1"> <text:s/>clicking the eyeball all the time you can tick the "Render" box in the</text:p>
      <text:p text:style-name="P1"> <text:s/>bottom right of the Map Display window to have that happen automatically)</text:p>
      <text:p text:style-name="Normal"> <text:s/></text:p>
      <text:p text:style-name="P1"> <text:s/>&lt;h3&gt;Watersheds and streams&lt;/h3&gt;</text:p>
      <text:p text:style-name="P1"> <text:s/>Once again select the elevation @PERMANENT map and in the Raster menu</text:p>
      <text:p text:style-name="P1"> <text:s/>choose &lt;tt&gt;Hydrologic modeling &amp;rarr; Watershed analysis&lt;/tt&gt;. Set</text:p>
      <text:p text:style-name="P1"> <text:s/>the elevation layer as your input map, in the 'Input Options' tab</text:p>
      <text:p text:style-name="P1"> <text:s/>set the sub-basin threshold to 10000 cells, then in the 'Output Options'</text:p>
      <text:p text:style-name="P1"> <text:s/>tab enter "elev.basins" for the watershed basin option and "elev.streams"</text:p>
      <text:p text:style-name="P1"> <text:s/>for the stream segments option just below it. Then click [Run].</text:p>
      <text:p text:style-name="Normal"> <text:s/></text:p>
      <text:p text:style-name="P1"> <text:s/>&lt;p&gt;Back in the Layer Manager window add those two new raster maps to the</text:p>
      <text:p text:style-name="P1"> <text:s/>layer list and make sure that they are the only two which are ticked</text:p>
      <text:p text:style-name="P1"> <text:s/>for display in the box to the left of the layer name. Right click on</text:p>
      <text:p text:style-name="P1"> <text:s/>the elev.basins raster map layer name and select "Change opacity level".</text:p>
      <text:p text:style-name="P1"> <text:s/>Set it to about 50% then re-render the Map Display.</text:p>
      <text:p text:style-name="Normal"> <text:s/></text:p>
      <text:p text:style-name="P1"> <text:s/>&lt;p&gt;In the GIS Layer Manager window click on the third button in from the</text:p>
      <text:p text:style-name="P1"> <text:s/>right to add a grid layer. For size of grid put 0:03 for 0 degrees and</text:p>
      <text:p text:style-name="P1"> <text:s/>3 minutes (format is D:M:S), then in the "Optional" tab tick Draw</text:p>
      <text:p text:style-name="P1"> <text:s/>geographic grid and press [Run] and re-render.</text:p>
      <text:p text:style-name="Normal"/>
      <text:p text:style-name="P1"> <text:s/>&lt;p&gt;To add a scalebar go to the Map Display window and press the "Add</text:p>
      <text:p text:style-name="P1"> <text:s/>Overlay" button to the right of where you selected the Profile tool</text:p>
      <text:p text:style-name="P1"> <text:s/>earlier and select "Add scalebar and north arrow". Read the instructions</text:p>
      <text:p text:style-name="P1"> <text:s/>then click [Ok]. A scalebar will appear in the top left. Drag it down</text:p>
      <text:p text:style-name="P1"> <text:s/>to the bottom left. From the same toolbar menu select "Add legend" and</text:p>
      <text:p text:style-name="P1"> <text:s/>in the instructions window click the Set Options button to set the</text:p>
      <text:p text:style-name="P1"> <text:s/>raster map name to create the legend for. After picking one click [Ok]</text:p>
      <text:p text:style-name="P1"> <text:s/>and [Ok] again. Drag your new legend over to the right side of the map</text:p>
      <text:p text:style-name="P1"> <text:s/>canvas.</text:p>
      <text:p text:style-name="Normal"> <text:s/></text:p>
      <text:p text:style-name="P1"> <text:s/>&lt;p&gt;Now you may be thinking to yourself that these fonts are a bit bare.</text:p>
      <text:p text:style-name="P1"> <text:s/>That's easily fixed in the GIS Layer Manager menus open &lt;tt&gt;Config &amp;rarr;</text:p>
      <text:p text:style-name="P1"> <text:s/>Preferences&lt;/tt&gt; and in the Display tab click the [Set font] button and</text:p>
      <text:p text:style-name="P1"> <text:s/>then [Apply] in the Preferences window. You will have to do a full</text:p>
      <text:p text:style-name="P1"> <text:s/>re-render to see the change so click on the re-render button next to the</text:p>
      <text:p text:style-name="P1"> <text:s/>eyeball. The fonts will now be much prettier.</text:p>
      <text:p text:style-name="Normal"/>
      <text:p text:style-name="P1"> &lt;h3&gt;Vector modules&lt;/h3&gt;</text:p>
      <text:p text:style-name="P1"> <text:s/>&lt;p&gt;The above tasks have only covered a few raster modules. Don't let this</text:p>
      <text:p text:style-name="P1"> <text:s/>give you the idea that GRASS is just for raster maps -- the vector engine</text:p>
      <text:p text:style-name="P1"> <text:s/>and modules are every bit as full-featured as the raster ones. GRASS</text:p>
      <text:p text:style-name="P1"> <text:s/>maintains a fully topological vector system which allows all sorts of</text:p>
      <text:p text:style-name="P1"> <text:s/>very powerful analyses.</text:p>
      <text:p text:style-name="Normal"/>
      <text:p text:style-name="P1"> &lt;h3&gt;3D visualization&lt;/h3&gt;</text:p>
      <text:p text:style-name="P1"> <text:s/>First verify that the computational region is set match the raster map</text:p>
      <text:p text:style-name="P1"> <text:s/>of interest, "&lt;tt&gt;elevation&lt;/tt&gt;" in the PERMANENT mapset. To do this,</text:p>
      <text:p text:style-name="P1"> <text:s/>load it into the layer list of the main Layer Manager window, right click</text:p>
      <text:p text:style-name="P1"> <text:s/>on its name and select "Set computation region from selected map(s)".</text:p>
      <text:p text:style-name="P1"> <text:s/>&lt;p&gt;Start the 3D visualization suite from the &lt;tt&gt;File &amp;rarr; NVIZ&lt;/tt&gt;</text:p>
      <text:p text:style-name="P1"> <text:s/>menu item. Select an &lt;tt&gt;elevation&lt;/tt&gt; map as the raster elevation.</text:p>
      <text:p text:style-name="P1"> <text:s/>&lt;p&gt;Once the 3D display interface loads, maximize the window.</text:p>
      <text:p text:style-name="P1"> <text:s/>&lt;p&gt;Next select &lt;tt&gt;Visualize&amp;rarr;Raster Surfaces&lt;/tt&gt; from the top menu, and</text:p>
      <text:p text:style-name="P1"> <text:s/>set the fine resolution to "1", then move the positioning puck and height</text:p>
      <text:p text:style-name="P1"> <text:s/>slider around to get different views.</text:p>
      <text:p text:style-name="P1"> <text:s/>&lt;p&gt;To drape satellite or aerial imagery over the top of the DEM, in the</text:p>
      <text:p text:style-name="P1"> <text:s/>&lt;tt&gt;Raster Surfaces&lt;/tt&gt; controls click on the &lt;tt&gt;Surface Attributes&lt;/tt&gt;</text:p>
      <text:p text:style-name="P1"> <text:s/>drop down menu and select "color". Select "New Map" to pick the overlay</text:p>
      <text:p text:style-name="P1"> <text:s/>image. In the Spearfish dataset "&lt;tt&gt;spot.image&lt;/tt&gt;" in PERMANENT is a</text:p>
      <text:p text:style-name="P1"> <text:s/>good choice; in the North Carolina dataset "&lt;tt&gt;lsat7_2002_50&lt;/tt&gt;"</text:p>
      <text:p text:style-name="P1"> <text:s/>in PERMANENT is a good choice. Finally, click "Accept" and then once</text:p>
      <text:p text:style-name="P1"> <text:s/>back at the main window click on the "Draw" button in the top-left, just </text:p>
      <text:p text:style-name="P1"> <text:s/>under the File menu.</text:p>
      <text:p text:style-name="Normal"/>
      <text:p text:style-name="P1"> &lt;h3&gt;Shutdown and the command line&lt;/h3&gt;</text:p>
      <text:p text:style-name="P1"> <text:s/>&lt;P&gt;When finished, exit the GRASS GUI with &lt;tt&gt;File&amp;rarr;Exit&lt;/tt&gt;.</text:p>
      <text:p text:style-name="P1"> <text:s/>Before you close the GRASS terminal session as well, try a GRASS</text:p>
      <text:p text:style-name="P1"> <text:s/>module by typing "&lt;tt&gt;g.manual --help&lt;/tt&gt;" which will give you a list</text:p>
      <text:p text:style-name="P1"> <text:s/>of module options. The GRASS command line is where the true power of</text:p>
      <text:p text:style-name="P1"> <text:s/>the GIS comes into its own. GRASS is designed to allow all commands</text:p>
      <text:p text:style-name="P1"> <text:s/>to be tied together in scripts for large bulk processing jobs. Popular</text:p>
      <text:p text:style-name="P1"> <text:s/>scripting languages are Bourne Shell and Python, and some neat tricks</text:p>
      <text:p text:style-name="P1"> <text:s/>for making scripting easier are included for both. With these tools</text:p>
      <text:p text:style-name="P1"> <text:s/>you can make a new GRASS module with only about 5 minutes of coding,</text:p>
      <text:p text:style-name="P1"> <text:s/>complete with powerful parser, GUI, and help page template.</text:p>
      <text:p text:style-name="Normal"> <text:s/></text:p>
      <text:p text:style-name="P1"> <text:s/>"&lt;tt&gt;g.manual -i&lt;/tt&gt;" will launch a web browser</text:p>
      <text:p text:style-name="P1"> <text:s/>with the module help pages. When done close the browser and type "exit"</text:p>
      <text:p text:style-name="P1"> <text:s/>at the GRASS terminal prompt to leave the GIS environment.</text:p>
      <text:p text:style-name="Normal"/>
      <text:p text:style-name="P1">&lt;h2&gt;Further reading&lt;/h2&gt;</text:p>
      <text:p text:style-name="P1"> <text:s/>&lt;ul&gt;</text:p>
      <text:p text:style-name="P1"> <text:s text:c="2"/>&lt;li&gt; Visit the GRASS website at &lt;a href="http://grass.osgeo.org"&gt;http://grass.osgeo.org&lt;/a&gt;</text:p>
      <text:p text:style-name="P1"> <text:s text:c="2"/>&lt;li&gt; Visit the GRASS Wiki help site at &lt;a href="http://grass.osgeo.org/wiki"&gt;http://grass.osgeo.org/wiki&lt;/a&gt;</text:p>
      <text:p text:style-name="P1"> <text:s text:c="2"/>&lt;li&gt; A more tutorials and overviews can be found</text:p>
      <text:p text:style-name="P1"> <text:s text:c="6"/>&lt;a href="http://grass.osgeo.org/wiki/GRASS_Help#Getting_Started"&gt;here&lt;/a&gt;.</text:p>
      <text:p text:style-name="P1"> <text:s text:c="2"/>&lt;li&gt; A &lt;a href="http://grass.osgeo.org/gdp/grassmanuals/grass64_module_list.pdf"&gt;synopsis of the GRASS modules&lt;/a&gt;, including GUI menu position.</text:p>
      <text:p text:style-name="P1"> <text:s text:c="6"/>(&lt;a href="http://grass.osgeo.org/gdp/grassmanuals/grass64_module_list.html"&gt;HTML version&lt;/a&gt;)</text:p>
      <text:p text:style-name="P1"> <text:s text:c="2"/>&lt;li&gt; If the 400 GIS modules which come with GRASS aren't enough for you</text:p>
      <text:p text:style-name="P1"> <text:s text:c="7"/>have a look at the many contributed add-ons at</text:p>
      <text:p text:style-name="P1"> <text:s text:c="5"/>&lt;a href="http://grass.osgeo.org/wiki/AddOns"&gt;http://grass.osgeo.org/wiki/AddOns&lt;/a&gt;</text:p>
      <text:p text:style-name="P1"> <text:s/>&lt;/ul&gt;</text:p>
      <text:p text:style-name="Normal"/>
      <text:p text:style-name="P1">&lt;BR&gt;&lt;BR&gt;&lt;BR&gt;</text:p>
      <text:p text:style-name="P1">&lt;font color="#409840"&gt;_\|/_ &lt;b&gt;&lt;em&gt;Happy mapping!&lt;/em&gt;&lt;/b&gt;&lt;/font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